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30df" officeooo:paragraph-rsid="000730df"/>
    </style:style>
    <style:style style:name="P2" style:family="paragraph" style:parent-style-name="Standard">
      <style:paragraph-properties fo:text-align="center" style:justify-single-word="false"/>
      <style:text-properties officeooo:rsid="000730df" officeooo:paragraph-rsid="000730df"/>
    </style:style>
    <style:style style:name="P3" style:family="paragraph" style:parent-style-name="Standard">
      <style:text-properties officeooo:rsid="00084497" officeooo:paragraph-rsid="00084497"/>
    </style:style>
    <style:style style:name="P4" style:family="paragraph" style:parent-style-name="Standard">
      <style:text-properties officeooo:rsid="000ad0aa" officeooo:paragraph-rsid="000ad0aa"/>
    </style:style>
    <style:style style:name="P5" style:family="paragraph" style:parent-style-name="Standard">
      <style:text-properties officeooo:rsid="000c5358" officeooo:paragraph-rsid="000c5358"/>
    </style:style>
    <style:style style:name="P6" style:family="paragraph" style:parent-style-name="Standard">
      <style:text-properties fo:font-style="italic" officeooo:rsid="000c5358" officeooo:paragraph-rsid="000c5358" style:font-style-asian="italic" style:font-style-complex="italic"/>
    </style:style>
    <style:style style:name="P7" style:family="paragraph" style:parent-style-name="Standard">
      <style:text-properties officeooo:rsid="000c5d39" officeooo:paragraph-rsid="000c5d39"/>
    </style:style>
    <style:style style:name="T1" style:family="text">
      <style:text-properties officeooo:rsid="00084497"/>
    </style:style>
    <style:style style:name="T2" style:family="text">
      <style:text-properties officeooo:rsid="00086d54"/>
    </style:style>
    <style:style style:name="T3" style:family="text">
      <style:text-properties officeooo:rsid="000ad0a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5358" style:font-weight-asian="bold" style:font-weight-complex="bold"/>
    </style:style>
    <style:style style:name="T6" style:family="text">
      <style:text-properties officeooo:rsid="000c5358"/>
    </style:style>
    <style:style style:name="T7" style:family="text">
      <style:text-properties officeooo:rsid="000c5d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waps of Swaps <text:span text:style-name="T6">Grammar</text:span></text:p>
      <text:p text:style-name="P2">by Sven Nilsen, 2020</text:p>
      <text:p text:style-name="P1"/>
      <text:p text:style-name="P6">In this paper I show how to generate the permutation grammar <text:span text:style-name="T7">from</text:span> swaps of swaps.</text:p>
      <text:p text:style-name="P1"/>
      <text:p text:style-name="P1">An equivalence between equivalences can be encoded as swaps of swaps:</text:p>
      <text:p text:style-name="P1"/>
      <text:p text:style-name="P1"><text:tab/>(a ~= b) ~= (c ~= d)</text:p>
      <text:p text:style-name="P1"/>
      <text:p text:style-name="P3">One can also visualize this using <text:span text:style-name="T6">a </text:span>diagram with arrows between objects and arrows.</text:p>
      <text:p text:style-name="P1">However,<text:span text:style-name="T1"> it can be a</text:span> bit difficult to understand the permutations that <text:span text:style-name="T6">are</text:span> generate<text:span text:style-name="T6">d</text:span>.</text:p>
      <text:p text:style-name="P1"/>
      <text:p text:style-name="P7">One important thing to remember:</text:p>
      <text:p text:style-name="P7"><text:span text:style-name="T5">Swaps of swaps generate a grammar of permutations, </text:span><text:span text:style-name="T4">not just a single permutation</text:span><text:span text:style-name="T5">.</text:span></text:p>
      <text:p text:style-name="P1"/>
      <text:p text:style-name="P3">Individually, one can write down the swap grammar:</text:p>
      <text:p text:style-name="P1"/>
      <text:p text:style-name="P1"><text:tab/>(ab)cd = abcd + bacd<text:tab/><text:tab/><text:tab/>a ~= b</text:p>
      <text:p text:style-name="P1"/>
      <text:p text:style-name="P1"><text:tab/>ab(cd) = abcd + abdc<text:tab/><text:tab/><text:tab/>c ~= d</text:p>
      <text:p text:style-name="P1"/>
      <text:p text:style-name="P3">Notice that `abcd` occurs as a sentence in each grammar. <text:span text:style-name="T2">This is the identity map.</text:span></text:p>
      <text:p text:style-name="P4">This is an unchanged version of the input.</text:p>
      <text:p text:style-name="P4"/>
      <text:p text:style-name="P4">Instead of using the identity map as input, one can think about swaps of swaps as taking the output from individual swaps as input:</text:p>
      <text:p text:style-name="P3"/>
      <text:p text:style-name="P3"><text:tab/><text:span text:style-name="T3">abcd + bacd + abdc</text:span></text:p>
      <text:p text:style-name="P3"/>
      <text:p text:style-name="P4">Now, apply every rule of individual swaps again, for every input and collect new outputs:</text:p>
      <text:p text:style-name="P4"/>
      <text:p text:style-name="P4"><text:tab/>(ab)cd = abcd + bacd<text:tab/><text:tab/>No new outputs</text:p>
      <text:p text:style-name="P4"><text:tab/>(ba)cd = bacd + abcd<text:tab/><text:tab/>No new outputs</text:p>
      <text:p text:style-name="P4"><text:tab/>(ab)dc = abdc + <text:span text:style-name="T4">badc</text:span><text:tab/><text:tab/>`badc` is new output</text:p>
      <text:p text:style-name="P4"><text:tab/>ab(cd) = abcd + abdc<text:tab/><text:tab/>No new outputs</text:p>
      <text:p text:style-name="P4"><text:tab/>ba(cd) = bacd + badc<text:tab/><text:tab/>`badc` already added as new output</text:p>
      <text:p text:style-name="P4"><text:tab/>ab(dc) = abdc + abcd<text:tab/><text:tab/>No new outputs</text:p>
      <text:p text:style-name="P3"/>
      <text:p text:style-name="P5">This results in the following grammar:</text:p>
      <text:p text:style-name="P3"/>
      <text:p text:style-name="P3"><text:tab/><text:span text:style-name="T3">abcd + bacd + abdc + badc</text:span></text:p>
      <text:p text:style-name="P3"/>
      <text:p text:style-name="P5">This grammar can be simplified to:</text:p>
      <text:p text:style-name="P5"/>
      <text:p text:style-name="P5"><text:tab/>(ab)(c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20:42:50.476880000</meta:creation-date>
    <dc:date>2020-03-21T21:49:39.276314000</dc:date>
    <meta:editing-duration>PT5M26S</meta:editing-duration>
    <meta:editing-cycles>1</meta:editing-cycles>
    <meta:document-statistic meta:table-count="0" meta:image-count="0" meta:object-count="0" meta:page-count="1" meta:paragraph-count="27" meta:word-count="250" meta:character-count="1322" meta:non-whitespace-character-count="1077"/>
    <meta:generator>LibreOffice/5.1.2.2$MacOSX_X86_64 LibreOffice_project/d3bf12ecb743fc0d20e0be0c58ca359301eb705f</meta:generator>
  </office:meta>
</office:document-meta>
</file>